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8" draw:master-page-name="Dark">
        <draw:frame draw:style-name="s11" svg:width="23.4cm" svg:height="4.0cm" svg:x="1.0cm" svg:y="3.2cm" presentation:class="title">
          <draw:text-box>
            <text:p><text:span text:style-name="s1">Podman: Zero to Production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Rootless Containers · systemd · Quadlet · Securit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Welcome everyone. This course takes you from never having typed 'podman' all the way to running</text:span></text:p>
              <text:p><text:span text:style-name="s6">reboot-safe, secret-aware production services on a Fedora or RHEL system. We use rootless Podman</text:span></text:p>
              <text:p><text:span text:style-name="s6">throughout — that means you never need root to run containers, which is both safer and more</text:span></text:p>
              <text:p><text:span text:style-name="s6">practical for most teams. By the end you will be able to deploy a multi-service stack that survives</text:span></text:p>
              <text:p><text:span text:style-name="s6">reboots, handles secrets securely, and can be upgraded or rolled back with a documented procedure.</text:span></text:p>
              <text:p><text:span text:style-name="s6">Let's get start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ourse Map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Foundations  (Modules 00-03):  setup, concepts, commands, images</text:span></text:p>
            <text:p><text:span text:style-name="s4">Intermediate (Modules 04-07):  secrets, storage, networking, pods</text:span></text:p>
            <text:p><text:span text:style-name="s4">Production   (Modules 08-11):  building images, Quadlet, multi-service</text:span></text:p>
            <text:p><text:span text:style-name="s4">Operations   (Modules 12-14):  security, troubleshooting, auto-updates</text:span></text:p>
            <text:p><text:span text:style-name="s4">Capstone     (Module 80):      full stack with backups &amp; upgrades</text:span></text:p>
            <text:p><text:span text:style-name="s4">Optional     (Module 90):      external secrets surve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Here is the shape of the course. We move from the bare minimum to get Podman running all the way to</text:span></text:p>
              <text:p><text:span text:style-name="s6">a production-quality deployment workflow. Each module has labs — hands-on commands you run yourself.</text:span></text:p>
              <text:p><text:span text:style-name="s6">There is also a capstone project that ties everything together into a reboot-safe stack with real</text:span></text:p>
              <text:p><text:span text:style-name="s6">secrets, backups, and a documented upgrade procedure. Module 90 on external secrets is optional but</text:span></text:p>
              <text:p><text:span text:style-name="s6">recommended if your team will eventually use Vault or SOPS. Total course time is roughly 30-50 hours</text:span></text:p>
              <text:p><text:span text:style-name="s6">including all lab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What We Cover (and What We Don't)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YES:  Single-host rootless Podman on Fedora / RHEL</text:span></text:p>
            <text:p><text:span text:style-name="s4">YES:  systemd integration via Quadlet (production baseline)</text:span></text:p>
            <text:p><text:span text:style-name="s4">YES:  Secrets, volumes, networking, security hardening</text:span></text:p>
            <text:p><text:span text:style-name="s4">YES:  Troubleshooting methodology + failure drills</text:span></text:p>
            <text:p><text:span text:style-name="s4">NO:   Kubernetes / OpenShift orchestration</text:span></text:p>
            <text:p><text:span text:style-name="s4">NO:   CI/CD pipelines (only image build patterns)</text:span></text:p>
            <text:p><text:span text:style-name="s4">NO:   Cloud-provider-specific tooling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Be explicit with students about scope. This is a single-host Podman course. If someone asks how this</text:span></text:p>
              <text:p><text:span text:style-name="s6">maps to Kubernetes — the concepts map well (images, volumes, secrets, health checks) but the tooling</text:span></text:p>
              <text:p><text:span text:style-name="s6">is different. We deliberately skip CI/CD pipelines; the course teaches you how to build and tag</text:span></text:p>
              <text:p><text:span text:style-name="s6">images correctly so that any pipeline can pick them up. The Quadlet + systemd approach is the Linux-</text:span></text:p>
              <text:p><text:span text:style-name="s6">native alternative to Docker Compose and is the right baseline for RHEL-family system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0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Setup — Fedora / RHEL + systemd   (30-6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0 is pure setup. Its only job is to get everyone to a working rootless Podman before the</text:span></text:p>
              <text:p><text:span text:style-name="s6">real learning begins. The three hard blockers are: cgroups v2 not enabled, missing subuid/subgid</text:span></text:p>
              <text:p><text:span text:style-name="s6">ranges, and SELinux in enforcing mode causing unexpected permission denials. Walk through each check</text:span></text:p>
              <text:p><text:span text:style-name="s6">as a group so no one falls behin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Install and Verify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sudo dnf install -y podman</text:span></text:p>
            <text:p><text:span text:style-name="s5">podman --version        (record it)</text:span></text:p>
            <text:p><text:span text:style-name="s5">podman info             (verify host config)</text:span></text:p>
            <text:p><text:span text:style-name="s5">podman info --format '{{.Host.CgroupsVersion}}'   must be: v2</text:span></text:p>
            <text:p><text:span text:style-name="s4">cgroups v2 is required for Quadlet — check before anything els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On Fedora 40+ and RHEL 9+ cgroups v2 is the default. On older systems you may need to add</text:span></text:p>
              <text:p><text:span text:style-name="s6">systemd.unified_cgroup_hierarchy=1 to the kernel command line and reboot. Quadlet will not work</text:span></text:p>
              <text:p><text:span text:style-name="s6">without cgroups v2, so this check is mandatory. Record the Podman version now — it is the first</text:span></text:p>
              <text:p><text:span text:style-name="s6">thing to share when filing a bug report or asking for help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Rootless Prerequisite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grep "^$USER:" /etc/subuid /etc/subgid   (need 65536+ UIDs)</text:span></text:p>
            <text:p><text:span text:style-name="s4">If missing:  sudo usermod --add-subuids 100000-165535 $USER</text:span></text:p>
            <text:p><text:span text:style-name="s4">Log out and back in after adding subuid/subgid ranges</text:span></text:p>
            <text:p><text:span text:style-name="s4">SELinux check:  getenforce   (Enforcing is fine — don't disable it)</text:span></text:p>
            <text:p><text:span text:style-name="s4">First container: podman run --rm docker.io/library/alpine:latest uname -a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Rootless containers rely on user namespaces. The kernel needs a range of subordinate UIDs/GIDs</text:span></text:p>
              <text:p><text:span text:style-name="s6">mapped to your user so that processes inside the container can have their own UID space. Without</text:span></text:p>
              <text:p><text:span text:style-name="s6">these ranges, Podman will fail with a cryptic namespace error. The range 100000-165535 gives 65536</text:span></text:p>
              <text:p><text:span text:style-name="s6">UIDs which is the minimum Podman expects. SELinux: never tell students to set it to permissive.</text:span></text:p>
              <text:p><text:span text:style-name="s6">Instead teach them the :Z bind-mount label which is covered in Module 05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0: Workspace Setup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mkdir -p ~/course_podman-labs &amp;&amp; cd ~/course_podman-labs</text:span></text:p>
            <text:p><text:span text:style-name="s5">podman run --rm docker.io/library/alpine:latest uname -a</text:span></text:p>
            <text:p><text:span text:style-name="s4">Checkpoint: 'podman info' runs without errors</text:span></text:p>
            <text:p><text:span text:style-name="s4">Checkpoint: cgroups version reports v2</text:span></text:p>
            <text:p><text:span text:style-name="s4">Checkpoint: first container runs without sudo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Give students 10 minutes for this lab. The most common failure is a missing network connection to</text:span></text:p>
              <text:p><text:span text:style-name="s6">docker.io — if the pull hangs, check proxy settings or try 'podman pull</text:span></text:p>
              <text:p><text:span text:style-name="s6">docker.io/library/alpine:latest' explicitly to see the error. Second most common: missing subuid</text:span></text:p>
              <text:p><text:span text:style-name="s6">entries. Have the fix command ready on screen. Once everyone has a working uname -a output from</text:span></text:p>
              <text:p><text:span text:style-name="s6">inside a container, the group is ready for Module 01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1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Containers 101 — Concepts   (30-45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1 is intentionally conceptual. Resist the urge to rush through it to get to commands. The</text:span></text:p>
              <text:p><text:span text:style-name="s6">mental model built here — image vs container, namespaces vs cgroups, rootless vs rootful — pays off</text:span></text:p>
              <text:p><text:span text:style-name="s6">every time a student debugs a weird permission issue in module 05 or a network issue in module 06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Image vs Container vs Registry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Image — immutable template (layers + config)</text:span></text:p>
            <text:p><text:span text:style-name="s4">Container — running (or stopped) instance of an image</text:span></text:p>
            <text:p><text:span text:style-name="s4">Registry — where images live (Docker Hub, Quay, internal)</text:span></text:p>
            <text:p><text:span text:style-name="s4">Container has: a process, writable layer, mounts, network settings</text:span></text:p>
            <text:p><text:span text:style-name="s4">The kernel is shared — a container is NOT a VM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'not a VM' point is crucial and comes up in security discussions later. A container shares the</text:span></text:p>
              <text:p><text:span text:style-name="s6">host kernel. If the kernel has a privilege-escalation bug and the container is running as root with</text:span></text:p>
              <text:p><text:span text:style-name="s6">extra capabilities, that is a real threat. This is exactly why rootless plus non-root-inside-</text:span></text:p>
              <text:p><text:span text:style-name="s6">container matters. Common analogy: an image is a class definition; a container is an instance.</text:span></text:p>
              <text:p><text:span text:style-name="s6">Deleting the container does not delete the image, just like deleting an object does not delete the</text:span></text:p>
              <text:p><text:span text:style-name="s6">clas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Rootless vs Rootful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Rootless: container daemon and processes run as your user account</text:span></text:p>
            <text:p><text:span text:style-name="s4">A breakout gains your user's privileges — not host root</text:span></text:p>
            <text:p><text:span text:style-name="s4">Developers can run containers without handing them sudo</text:span></text:p>
            <text:p><text:span text:style-name="s4">Tradeoff: ports below 1024 need extra setup, UID mapping can confuse</text:span></text:p>
            <text:p><text:span text:style-name="s4">Rule: rootless by default; rootful only when you can explain wh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slide is the security foundation of the whole course. Every time a student asks why they can</text:span></text:p>
              <text:p><text:span text:style-name="s6">not just use sudo, refer back here. The threat model: if an attacker can escape the container</text:span></text:p>
              <text:p><text:span text:style-name="s6">(kernel CVE, misconfigured volume), rootless limits blast radius to your user account rather than</text:span></text:p>
              <text:p><text:span text:style-name="s6">full host root. For the low-port question: the recommended production pattern is a high port for the</text:span></text:p>
              <text:p><text:span text:style-name="s6">container plus a reverse proxy (nginx, Caddy) in front. This is covered in Module 06. The sysctl</text:span></text:p>
              <text:p><text:span text:style-name="s6">approach is a last resor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1: Compare Host vs Container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uname -a                                        (host kernel)</text:span></text:p>
            <text:p><text:span text:style-name="s5">podman run --rm alpine:latest uname -a          (same kernel!)</text:span></text:p>
            <text:p><text:span text:style-name="s5">podman run --rm alpine:latest ps -ef             (tiny process tree)</text:span></text:p>
            <text:p><text:span text:style-name="s5">podman create --name c101 alpine:latest sleep 300</text:span></text:p>
            <text:p><text:span text:style-name="s5">podman inspect c101 | less   (note: image, mounts, network, user)</text:span></text:p>
            <text:p><text:span text:style-name="s5">podman rm c101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key learning moment is the uname output being identical — same kernel version on host and</text:span></text:p>
              <text:p><text:span text:style-name="s6">container. This makes the 'not a VM' point visceral. The inspect exercise teaches students where to</text:span></text:p>
              <text:p><text:span text:style-name="s6">look when debugging: the JSON blob from podman inspect contains everything Podman knows about a</text:span></text:p>
              <text:p><text:span text:style-name="s6">container. Ask students: what user is the container running as? They should find it in the</text:span></text:p>
              <text:p><text:span text:style-name="s6">Config.User field. If it is empty string, that means root inside the container — a problem fixed in</text:span></text:p>
              <text:p><text:span text:style-name="s6">Module 08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2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Everyday Podman Commands   (60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2 is muscle memory. Students will type these commands hundreds of times. The goal is</text:span></text:p>
              <text:p><text:span text:style-name="s6">fluency: run, ps, logs, exec, stop, rm — and knowing when to use each. The writable-layer lab is the</text:span></text:p>
              <text:p><text:span text:style-name="s6">single most important concept in this module: data written to the container filesystem is gone when</text:span></text:p>
              <text:p><text:span text:style-name="s6">the container is remov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ore Lifecycle Command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run --rm alpine echo hello             # run and auto-remove</text:span></text:p>
            <text:p><text:span text:style-name="s5">podman run -d --name web nginx:stable         # detached, named</text:span></text:p>
            <text:p><text:span text:style-name="s5">podman ps / podman ps -a                      # list running / all</text:span></text:p>
            <text:p><text:span text:style-name="s5">podman logs web                               # app stdout/stderr</text:span></text:p>
            <text:p><text:span text:style-name="s5">podman exec -it web sh                        # shell inside container</text:span></text:p>
            <text:p><text:span text:style-name="s5">podman stop web / podman rm -f web            # stop / force remov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Emphasise --rm for ephemeral containers. Every lab should use --rm unless you specifically want to</text:span></text:p>
              <text:p><text:span text:style-name="s6">inspect the stopped state. Students who skip --rm end up with dozens of stopped containers clogging</text:span></text:p>
              <text:p><text:span text:style-name="s6">podman ps -a. podman exec -it is the single most-used debug tool. Ask: what do you do if the</text:span></text:p>
              <text:p><text:span text:style-name="s6">container has no shell? Answer: use a sidecar on the same network (Module 07) or --network</text:span></text:p>
              <text:p><text:span text:style-name="s6">container:&lt;name&gt; to share the namespace. Exit codes: podman inspect --format {{.State.ExitCode}} is</text:span></text:p>
              <text:p><text:span text:style-name="s6">how you programmatically check why a container di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2: The Writable Layer Is Not Persistenc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podman run -it --name scratch alpine sh</text:span></text:p>
            <text:p><text:span text:style-name="s4">    Inside: echo hi &gt; /tmp/hello.txt &amp;&amp; exit</text:span></text:p>
            <text:p><text:span text:style-name="s4">2.  podman rm scratch</text:span></text:p>
            <text:p><text:span text:style-name="s4">3.  podman run -it --name scratch alpine sh</text:span></text:p>
            <text:p><text:span text:style-name="s4">    Inside: ls -la /tmp/hello.txt   -&gt;  file is GONE</text:span></text:p>
            <text:p><text:span text:style-name="s4">Key insight: use volumes for anything you need to keep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lab creates a memorable aha moment. Students who have used Docker with bind mounts may already</text:span></text:p>
              <text:p><text:span text:style-name="s6">know this, but it is worth reinforcing. The correct mental model: the writable layer is scratch</text:span></text:p>
              <text:p><text:span text:style-name="s6">space for the container. It is gone when the container is gone. Follow up with the naming lab: run</text:span></text:p>
              <text:p><text:span text:style-name="s6">two containers with names a1 and a2, then try to create a third container called a1 — the error</text:span></text:p>
              <text:p><text:span text:style-name="s6">teaches why stable naming matters for scripts and automa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leanup Command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container prune     # remove all stopped containers</text:span></text:p>
            <text:p><text:span text:style-name="s5">podman image prune         # remove dangling images</text:span></text:p>
            <text:p><text:span text:style-name="s5">podman system df           # see disk usage at a glance</text:span></text:p>
            <text:p><text:span text:style-name="s5">podman system prune        # remove ALL unused objects — use with care</text:span></text:p>
            <text:p><text:span text:style-name="s4">Tip: know what prune will remove before running it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Production tip: add podman container prune to a weekly cron/timer to keep stopped containers from</text:span></text:p>
              <text:p><text:span text:style-name="s6">accumulating. podman system prune can delete unnamed volumes containing data you care about — always</text:span></text:p>
              <text:p><text:span text:style-name="s6">check podman volume ls first. Common interview question: how do you free up disk space from</text:span></text:p>
              <text:p><text:span text:style-name="s6">containers? Correct answer: check df first, then prune images (largest savings), then containers,</text:span></text:p>
              <text:p><text:span text:style-name="s6">and never blindly prune volum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3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Images and Registries   (60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3 teaches image hygiene. The two big ideas: always use fully qualified image names, and</text:span></text:p>
              <text:p><text:span text:style-name="s6">prefer digests over tags for anything that matters. Both habits prevent whole categories of bugs and</text:span></text:p>
              <text:p><text:span text:style-name="s6">security inciden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Tags vs Digest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Tag (:latest, :stable) — mutable pointer, can change silently</text:span></text:p>
            <text:p><text:span text:style-name="s4">Digest (@sha256:...) — content-addressed, immutable</text:span></text:p>
            <text:p><text:span text:style-name="s4">Production rule: pin by digest for reproducibility and audit</text:span></text:p>
            <text:p><text:span text:style-name="s5">podman images --digests | grep nginx</text:span></text:p>
            <text:p><text:span text:style-name="s5">podman run docker.io/library/nginx@sha256:&lt;digest&gt;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Classic failure mode: deploy with :latest, it works. Three weeks later upstream publishes a new</text:span></text:p>
              <text:p><text:span text:style-name="s6">:latest with a breaking change. Your next deploy silently picks up the new image and the service</text:span></text:p>
              <text:p><text:span text:style-name="s6">breaks. Digest pinning prevents this entirely. The trade-off is that you have to actively update</text:span></text:p>
              <text:p><text:span text:style-name="s6">digests to get security patches — that is the auto-update topic in Module 14. For incident response:</text:span></text:p>
              <text:p><text:span text:style-name="s6">if you record the digest you deployed, you can always reproduce the exact image that was running,</text:span></text:p>
              <text:p><text:span text:style-name="s6">even if tags have mov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Fully Qualified Image Name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Avoid: alpine:latest             (ambiguous — which registry?)</text:span></text:p>
            <text:p><text:span text:style-name="s4">Prefer: docker.io/library/alpine:latest</text:span></text:p>
            <text:p><text:span text:style-name="s4">Short-name resolution rules vary by /etc/containers/registries.conf</text:span></text:p>
            <text:p><text:span text:style-name="s4">ENTRYPOINT vs CMD: podman image inspect nginx:stable --format '{{.Config.Entrypoint}}'</text:span></text:p>
            <text:p><text:span text:style-name="s4">In scripts and unit files: always use fully qualified names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hort names are convenient interactively but dangerous in automation. On Fedora the default short-</text:span></text:p>
              <text:p><text:span text:style-name="s6">name aliases list is in /etc/containers/registries.conf.d/. Different distros or custom configs can</text:span></text:p>
              <text:p><text:span text:style-name="s6">resolve 'alpine' to a completely different registry. In scripts, Containerfiles, and Quadlet units:</text:span></text:p>
              <text:p><text:span text:style-name="s6">always use the fully qualified form. The ENTRYPOINT vs CMD distinction matters when you try to</text:span></text:p>
              <text:p><text:span text:style-name="s6">override the command at runtime — if an image has ENTRYPOINT set, podman run image mycommand appends</text:span></text:p>
              <text:p><text:span text:style-name="s6">to the entrypoint rather than replacing i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3: Pull, Inspect, Digest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pull docker.io/library/nginx:stable</text:span></text:p>
            <text:p><text:span text:style-name="s5">podman images --digests | grep nginx     (record the sha256)</text:span></text:p>
            <text:p><text:span text:style-name="s5">podman run --rm docker.io/library/nginx@sha256:&lt;digest&gt; nginx -v</text:span></text:p>
            <text:p><text:span text:style-name="s4">Optional: local registry -&gt; tag -&gt; push -&gt; rmi -&gt; pull back</text:span></text:p>
            <text:p><text:span text:style-name="s4">Checkpoint: can run an image by digest without specifying a tag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Walk students through finding the digest in the podman images --digests output. The format is</text:span></text:p>
              <text:p><text:span text:style-name="s6">sha256: followed by 64 hex characters. Copy it to a file — they will need it again when they do</text:span></text:p>
              <text:p><text:span text:style-name="s6">digest pinning in the capstone. The optional local registry lab is valuable for teams that have a</text:span></text:p>
              <text:p><text:span text:style-name="s6">private registry. The push/pull flow (tag, push, rmi, pull) teaches the full promotion pipeline in</text:span></text:p>
              <text:p><text:span text:style-name="s6">miniature. Flag: --tls-verify=false is only for this lab; never use it in produc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4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Secrets (Local-First)   (60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4 breaks one of the most deeply ingrained bad habits in container deployments: putting</text:span></text:p>
              <text:p><text:span text:style-name="s6">passwords in environment variables. Once students do Lab A2 (proving the secret is not in the</text:span></text:p>
              <text:p><text:span text:style-name="s6">environment), the correct pattern becomes intuitive. The rotation lab is equally important — secrets</text:span></text:p>
              <text:p><text:span text:style-name="s6">that cannot be rotated become permanent liabiliti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Why Not Environment Variables?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Env vars appear in: process listings, podman inspect, crash dumps, logs</text:span></text:p>
            <text:p><text:span text:style-name="s4">'-e DB_PASSWORD=...' is visible to any user who can run ps</text:span></text:p>
            <text:p><text:span text:style-name="s4">'.env' files get accidentally committed to git</text:span></text:p>
            <text:p><text:span text:style-name="s4">Podman secrets: named blob mounted as a file at /run/secrets/&lt;name&gt;</text:span></text:p>
            <text:p><text:span text:style-name="s4">App reads the file — never an environment variabl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how students how to find env vars on a running system: cat /proc/&lt;pid&gt;/environ (as root). Then show</text:span></text:p>
              <text:p><text:span text:style-name="s6">that with secrets as files the password does not appear there. The process listing visibility is the</text:span></text:p>
              <text:p><text:span text:style-name="s6">most compelling demo: run a container with -e DB_PASSWORD=supersecret then from another terminal do</text:span></text:p>
              <text:p><text:span text:style-name="s6">podman inspect and search for PASSWORD. It is right there in the JSON. Then do the same with a</text:span></text:p>
              <text:p><text:span text:style-name="s6">mounted secret — it is completely absent from the inspect outpu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Podman Secret Command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rintf '%s' 'mypassword' | podman secret create db_password -</text:span></text:p>
            <text:p><text:span text:style-name="s5">podman secret ls / podman secret inspect db_password</text:span></text:p>
            <text:p><text:span text:style-name="s5">podman run --rm --secret db_password alpine sh -lc 'ls /run/secrets'</text:span></text:p>
            <text:p><text:span text:style-name="s4">Custom path: --secret db_password,target=db.pass</text:span></text:p>
            <text:p><text:span text:style-name="s4">Rotation: versioned names — db_password_v1 -&gt; db_password_v2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printf %s idiom avoids a trailing newline which would corrupt the secret value. Some apps are</text:span></text:p>
              <text:p><text:span text:style-name="s6">strict about newlines in passwords. Never use 'echo password' — it adds a newline. Teach the</text:span></text:p>
              <text:p><text:span text:style-name="s6">rotation pattern by name: create v2, update the consumer to reference v2, restart, verify, then</text:span></text:p>
              <text:p><text:span text:style-name="s6">delete v1. This is the only safe rotation flow. Deleting v1 before verifying v2 works means you</text:span></text:p>
              <text:p><text:span text:style-name="s6">cannot roll back. The rule: keep the old secret until rollback is no longer need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4: Create, Mount, and Rotate a Secret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printf '%s' 'correct-horse-battery' | podman secret create db_password -</text:span></text:p>
            <text:p><text:span text:style-name="s4">2.  podman run --rm --secret db_password busybox sh -lc 'test -f /run/secrets/db_password &amp;&amp; echo OK'</text:span></text:p>
            <text:p><text:span text:style-name="s4">3.  Prove not env var: podman run ... busybox env | grep -i password   (nothing!)</text:span></text:p>
            <text:p><text:span text:style-name="s4">4.  Rotation: create db_password_v2, switch container, verify, remove v1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Lab step 3 is the most important: asking students to prove the absence of the secret from the</text:span></text:p>
              <text:p><text:span text:style-name="s6">environment builds the 'verify, don't assume' habit. For the rotation lab, have students explicitly</text:span></text:p>
              <text:p><text:span text:style-name="s6">run a container with v1, then switch to v2 and run again. Ask: what would happen if v2 was wrong?</text:span></text:p>
              <text:p><text:span text:style-name="s6">Answer: the app would fail to start and they could roll back by switching back to v1 — which is</text:span></text:p>
              <text:p><text:span text:style-name="s6">still there. This is why we keep v1 aroun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5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Storage — Volumes, Bind Mounts, Permissions   (60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torage is where rootless Podman trips up most new users. The UID mapping inside user namespaces</text:span></text:p>
              <text:p><text:span text:style-name="s6">makes permissions behave unexpectedly. 'podman unshare' is the key debugging tool — teach it early</text:span></text:p>
              <text:p><text:span text:style-name="s6">and students can self-diagnose. SELinux on Fedora/RHEL is the other common friction point: :Z is the</text:span></text:p>
              <text:p><text:span text:style-name="s6">fix for bind mounts, volumes usually just work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Three Storage Type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Writable layer — per container, gone when container is removed</text:span></text:p>
            <text:p><text:span text:style-name="s4">Named volume — Podman-managed, persists independently of containers</text:span></text:p>
            <text:p><text:span text:style-name="s4">Bind mount — you specify the exact host path</text:span></text:p>
            <text:p><text:span text:style-name="s4">Rule: volumes for databases/state, bind mounts for config/source code</text:span></text:p>
            <text:p><text:span text:style-name="s4">Never write important data into the writable layer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For named volumes: Podman stores them in ~/.local/share/containers/storage/volumes/. Find the actual</text:span></text:p>
              <text:p><text:span text:style-name="s6">path with: podman volume inspect dbdata --format {{.Mountpoint}}. Key advantage of named volumes</text:span></text:p>
              <text:p><text:span text:style-name="s6">over bind mounts: the container initialises ownership when it first writes to the volume. With bind</text:span></text:p>
              <text:p><text:span text:style-name="s6">mounts you have to manually ensure permissions match what the container process expects. For</text:span></text:p>
              <text:p><text:span text:style-name="s6">databases: always use a named volume. Never a bind mount for DB data in production — ownership</text:span></text:p>
              <text:p><text:span text:style-name="s6">problems are too comm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SELinux and Rootless Permission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Bind mount without label: may fail with permission denied on Fedora/RHEL</text:span></text:p>
            <text:p><text:span text:style-name="s4">Fix private:  -v ./data:/mnt:Z   (relabelled for this container only)</text:span></text:p>
            <text:p><text:span text:style-name="s4">Fix shared:   -v ./data:/mnt:z   (shared across containers)</text:span></text:p>
            <text:p><text:span text:style-name="s4">Never: chmod 777 or setenforce 0 — fix the root cause</text:span></text:p>
            <text:p><text:span text:style-name="s4">Debug: podman unshare ls -la &lt;path&gt;   (view inside user namespace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:Z vs :z distinction: uppercase Z means private — only this container can access this mount.</text:span></text:p>
              <text:p><text:span text:style-name="s6">Lowercase z means shared — multiple containers can access it. In most cases use uppercase Z. podman</text:span></text:p>
              <text:p><text:span text:style-name="s6">unshare is magical for debugging: it opens a shell inside the same user namespace that containers</text:span></text:p>
              <text:p><text:span text:style-name="s6">use. Run podman unshare ls -la /path to see what the container process actually sees. Common</text:span></text:p>
              <text:p><text:span text:style-name="s6">failure: host path is owned by root:root mode 700. The container process runs as UID 0 inside</text:span></text:p>
              <text:p><text:span text:style-name="s6">(mapped to your user outside) but has no write access. Fix: podman unshare chown -R 1000:1000 /path</text:span></text:p>
              <text:p><text:span text:style-name="s6">where 1000 is the UID the container runs a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5: Persistent Volume Demo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volume create dbdata</text:span></text:p>
            <text:p><text:span text:style-name="s5">podman run --rm -v dbdata:/data alpine sh -lc 'echo hi &gt; /data/x'</text:span></text:p>
            <text:p><text:span text:style-name="s5">podman run --rm -v dbdata:/data alpine sh -lc 'cat /data/x'     -&gt;  hi</text:span></text:p>
            <text:p><text:span text:style-name="s4">Remove the container — then re-run the cat — data is STILL there</text:span></text:p>
            <text:p><text:span text:style-name="s4">SELinux drill: try bind mount without :Z, observe error, add :Z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lab makes volume persistence concrete in one minute. Run the echo, destroy the container, run</text:span></text:p>
              <text:p><text:span text:style-name="s6">the cat — data survives. This is the fundamental difference between a volume and the writable layer.</text:span></text:p>
              <text:p><text:span text:style-name="s6">The SELinux drill is optional but highly recommended on Fedora/RHEL. Tell students: trigger the</text:span></text:p>
              <text:p><text:span text:style-name="s6">error on purpose, read the error message, then fix it. Building the habit of reading errors rather</text:span></text:p>
              <text:p><text:span text:style-name="s6">than immediately Googling is one of the most valuable meta-skills in this cours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6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Networking — Ports, DNS, Networks   (2-3 hours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6 is the largest module in the course and the most common source of production bugs. The key</text:span></text:p>
              <text:p><text:span text:style-name="s6">insight is that user-defined networks enable DNS-based service discovery; the default network does</text:span></text:p>
              <text:p><text:span text:style-name="s6">not. Build that intuition early and the rest of the module flows naturally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How Container Networking Work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Each container gets its own network namespace</text:span></text:p>
            <text:p><text:span text:style-name="s4">Virtual ethernet pair (veth) connects container to bridge</text:span></text:p>
            <text:p><text:span text:style-name="s4">User-defined network: DNS enabled — containers find each other by name</text:span></text:p>
            <text:p><text:span text:style-name="s4">Default 'podman' bridge: NO automatic DNS (use named networks!)</text:span></text:p>
            <text:p><text:span text:style-name="s4">Rootless helpers: pasta (preferred, modern) or slirp4netns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ental model: think of a user-defined network as a private LAN segment. Every container on that</text:span></text:p>
              <text:p><text:span text:style-name="s6">segment gets a private IP and a DNS entry matching its container name. The Podman DNS resolver</text:span></text:p>
              <text:p><text:span text:style-name="s6">(aardvark-dns) handles the DNS. The default network is a legacy artifact — it has no DNS, so</text:span></text:p>
              <text:p><text:span text:style-name="s6">containers cannot find each other by name. Always create explicit named networks. Check your</text:span></text:p>
              <text:p><text:span text:style-name="s6">rootless backend: podman info --format {{.Host.NetworkBackend}}. Pasta is newer and handles UDP/ICMP</text:span></text:p>
              <text:p><text:span text:style-name="s6">more cleanly than slirp4netn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Port Publishing Pattern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-p 8080:80              all interfaces (0.0.0.0) — default</text:span></text:p>
            <text:p><text:span text:style-name="s5">-p 127.0.0.1:8080:80   loopback only — safer for internal services</text:span></text:p>
            <text:p><text:span text:style-name="s5">-p 8080:80 -p 8443:443  multiple ports</text:span></text:p>
            <text:p><text:span text:style-name="s5">-p 80                   random host port (ephemeral)</text:span></text:p>
            <text:p><text:span text:style-name="s5">podman port &lt;name&gt;      see what is published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ecurity principle: bind to the most restrictive address that still meets your requirements.</text:span></text:p>
              <text:p><text:span text:style-name="s6">Internal APIs should bind to 127.0.0.1. Only the reverse proxy should bind to 0.0.0.0. In</text:span></text:p>
              <text:p><text:span text:style-name="s6">production: DB never publishes a port at all — it lives on an internal network only accessible to</text:span></text:p>
              <text:p><text:span text:style-name="s6">the app tier. This is the network segmentation pattern covered in the three-tier lab. Rootless note:</text:span></text:p>
              <text:p><text:span text:style-name="s6">ports below 1024 need sysctl net.ipv4.ip_unprivileged_port_start or a reverse proxy. The reverse</text:span></text:p>
              <text:p><text:span text:style-name="s6">proxy approach is always preferr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User-Defined Networks and DN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network create appnet</text:span></text:p>
            <text:p><text:span text:style-name="s5">podman run -d --name db --network appnet postgres:16-alpine</text:span></text:p>
            <text:p><text:span text:style-name="s5">podman run -d --name app --network appnet myapp:latest</text:span></text:p>
            <text:p><text:span text:style-name="s4">Inside 'app': getent hosts db   -&gt;  resolves to db container's IP</text:span></text:p>
            <text:p><text:span text:style-name="s4">Network aliases: --network-alias db   (role-based names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Key demo: create a network, start two containers on it, exec into one and resolve the other by</text:span></text:p>
              <text:p><text:span text:style-name="s6">container name. When this works, students understand why user-defined networks are mandatory for</text:span></text:p>
              <text:p><text:span text:style-name="s6">multi-service stacks. Network aliases: --network-alias db means you can have two containers share</text:span></text:p>
              <text:p><text:span text:style-name="s6">the alias db for a blue/green rotation. When you cut over, the alias switches — downstream services</text:span></text:p>
              <text:p><text:span text:style-name="s6">need no config change. Custom subnets: only needed when avoiding VPN subnet conflic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Multi-Network Segmentation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[internet] -&gt; [frontend-net] -&gt; [proxy] -&gt; [app] -&gt; [backend-net] -&gt; [db]</text:span></text:p>
            <text:p><text:span text:style-name="s4">proxy: only on frontend-net</text:span></text:p>
            <text:p><text:span text:style-name="s4">app: on BOTH frontend-net AND backend-net</text:span></text:p>
            <text:p><text:span text:style-name="s4">db: only on backend-net (--internal, no outbound access)</text:span></text:p>
            <text:p><text:span text:style-name="s5">podman network connect backend-net app   # add second network liv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is the production architecture pattern for the course. Walk through the logic: the proxy cannot</text:span></text:p>
              <text:p><text:span text:style-name="s6">reach the db (different network), the app can reach both, and the db cannot reach the internet</text:span></text:p>
              <text:p><text:span text:style-name="s6">(--internal). --internal is important: an internal network has no default route, so a compromised DB</text:span></text:p>
              <text:p><text:span text:style-name="s6">container cannot exfiltrate data to the internet. This is a concrete, verifiable security control.</text:span></text:p>
              <text:p><text:span text:style-name="s6">Key command: podman network connect adds a running container to a second network without restar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6: Three-Tier Isolated Stack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Create: frontend-net, app-net (--internal)</text:span></text:p>
            <text:p><text:span text:style-name="s4">Start: db on app-net, app on app-net (--network-alias api), proxy on frontend-net</text:span></text:p>
            <text:p><text:span text:style-name="s5">podman network connect frontend-net app</text:span></text:p>
            <text:p><text:span text:style-name="s4">Verify: app resolves db (YES), proxy resolves api (YES)</text:span></text:p>
            <text:p><text:span text:style-name="s4">Verify: proxy cannot resolve db (ISOLATED), db cannot reach internet (BLOCKED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is the most important lab in Module 06. Run each verification step explicitly and ask students</text:span></text:p>
              <text:p><text:span text:style-name="s6">to predict the result before running it. Check proxy isolation: podman exec proxy sh -lc 'getent</text:span></text:p>
              <text:p><text:span text:style-name="s6">hosts db 2&gt;&amp;1 || echo ISOLATED'. If it says ISOLATED the segmentation works. Check db internet</text:span></text:p>
              <text:p><text:span text:style-name="s6">access: podman exec db wget --timeout=3 http://example.com 2&gt;&amp;1 || echo BLOCKED. These two</text:span></text:p>
              <text:p><text:span text:style-name="s6">verification commands should become part of every student's deployment checklis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Networking Troubleshooting Checklist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Cannot reach by name? -&gt; are both on the same user-defined network?</text:span></text:p>
            <text:p><text:span text:style-name="s4">DNS works, TCP fails? -&gt; service not listening, wrong port, firewall</text:span></text:p>
            <text:p><text:span text:style-name="s4">Port published but unreachable? -&gt; check HostIp binding, check ss -tlnp inside</text:span></text:p>
            <text:p><text:span text:style-name="s4">Cannot reach internet? -&gt; check if --internal flag is set on the network</text:span></text:p>
            <text:p><text:span text:style-name="s4">Debug sidecar: podman run --rm --network &lt;net&gt; alpine sh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each the systematic approach: DNS first, then TCP, then firewall, then binding. Students who skip</text:span></text:p>
              <text:p><text:span text:style-name="s6">steps waste time. The most common mistake is checking the wrong thing first: they try curl before</text:span></text:p>
              <text:p><text:span text:style-name="s6">checking if DNS resolves. The debug sidecar pattern: run an ephemeral alpine container on the same</text:span></text:p>
              <text:p><text:span text:style-name="s6">network and use it as your network debug tool. For containers that lack networking tools, point to</text:span></text:p>
              <text:p><text:span text:style-name="s6">nicolaka/netshoot — it is a purpose-built debug image with curl, dig, tcpdump, and nmap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7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Pods and Sidecars   (45-6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7 is short but important for students who will use Kubernetes later. Podman pods share a</text:span></text:p>
              <text:p><text:span text:style-name="s6">network namespace, so containers inside a pod reach each other on localhost. The infra container</text:span></text:p>
              <text:p><text:span text:style-name="s6">holds the namespaces. Pods are not required for most Podman workloads — use a user-defined network</text:span></text:p>
              <text:p><text:span text:style-name="s6">instead unless you specifically need localhost sharing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What Is a Podman Pod?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A pod groups containers that share network namespace</text:span></text:p>
            <text:p><text:span text:style-name="s4">Infra container: holds the shared namespaces, always present</text:span></text:p>
            <text:p><text:span text:style-name="s4">All containers share the same IP and port space</text:span></text:p>
            <text:p><text:span text:style-name="s4">Port published on pod -&gt; available to all containers inside</text:span></text:p>
            <text:p><text:span text:style-name="s4">Mirrors the Kubernetes pod concept (same design intent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infra container shows up in podman ps. Students sometimes try to delete it — remind them it is</text:span></text:p>
              <text:p><text:span text:style-name="s6">infrastructure, not garbage. podman pod rm -f webpod cleans up the pod and all its containers</text:span></text:p>
              <text:p><text:span text:style-name="s6">including the infra container. When to use pods vs networks: use a pod when containers need to</text:span></text:p>
              <text:p><text:span text:style-name="s6">communicate via localhost (e.g., a sidecar logging agent that reads a socket file). Use a user-</text:span></text:p>
              <text:p><text:span text:style-name="s6">defined network for most multi-service stacks — more flexible and easier to reason abou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7: Pod with Debug Sidecar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pod create --name webpod -p 8080:80</text:span></text:p>
            <text:p><text:span text:style-name="s5">podman run -d --pod webpod --name nginx nginx:stable</text:span></text:p>
            <text:p><text:span text:style-name="s5">podman run -it --rm --pod webpod alpine sh</text:span></text:p>
            <text:p><text:span text:style-name="s4">  Inside sidecar: wget -qO- http://127.0.0.1:80/ | head</text:span></text:p>
            <text:p><text:span text:style-name="s5">podman pod rm -f webpod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Key moment: inside the sidecar container, http://127.0.0.1:80/ resolves to nginx — even though nginx</text:span></text:p>
              <text:p><text:span text:style-name="s6">is a different container. They share localhost because they share the network namespace. This is the</text:span></text:p>
              <text:p><text:span text:style-name="s6">sidecar pattern: attach a debug container to a running pod without exposing new ports, without</text:span></text:p>
              <text:p><text:span text:style-name="s6">modifying the main container. Practical use: attach a busybox or alpine sidecar to a pod to run</text:span></text:p>
              <text:p><text:span text:style-name="s6">netstat or dump environment variables when debugging without restarting the main servic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8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Building Images (Containerfiles)   (2-3 hours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8 is the largest technical module. The four pillars: layer caching, non-root runtime, multi-</text:span></text:p>
              <text:p><text:span text:style-name="s6">stage builds, and build context hygiene. Students who master these four pillars can build images</text:span></text:p>
              <text:p><text:span text:style-name="s6">that are production-ready on the first attempt. Slow builds and bloated images are almost always</text:span></text:p>
              <text:p><text:span text:style-name="s6">caused by violating one of these four principl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Images, Layers, and Caching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Each Containerfile instruction creates an immutable layer</text:span></text:p>
            <text:p><text:span text:style-name="s4">Cache is invalidated from the first changed instruction downward</text:span></text:p>
            <text:p><text:span text:style-name="s4">Slow-changing steps first: OS packages, dependency install</text:span></text:p>
            <text:p><text:span text:style-name="s4">Fast-changing steps last: application source code</text:span></text:p>
            <text:p><text:span text:style-name="s5">COPY . .  early = cache miss on every source chang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Analogy: building a layer cake. You cannot change a lower layer without rebuilding everything above</text:span></text:p>
              <text:p><text:span text:style-name="s6">it. The cache optimisation rule: put stable steps at the bottom (base image, system packages,</text:span></text:p>
              <text:p><text:span text:style-name="s6">dependency installs), and volatile steps at the top (your app source). Bad example: FROM</text:span></text:p>
              <text:p><text:span text:style-name="s6">python:3.13, COPY . ., RUN pip install. Every time any source file changes, pip reruns. Good</text:span></text:p>
              <text:p><text:span text:style-name="s6">example: COPY requirements.txt first, RUN pip install, then COPY . . Now pip only reruns when</text:span></text:p>
              <text:p><text:span text:style-name="s6">requirements.txt chang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Essential Containerfile Instruction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FROM     — base image (pin version; digest for prod)</text:span></text:p>
            <text:p><text:span text:style-name="s4">WORKDIR  — set working directory (avoids brittle cd chains)</text:span></text:p>
            <text:p><text:span text:style-name="s5">COPY     — copy files (prefer over ADD; use --chown=)</text:span></text:p>
            <text:p><text:span text:style-name="s5">RUN      — install/build steps (chain with &amp;&amp; to reduce layers)</text:span></text:p>
            <text:p><text:span text:style-name="s5">USER     — run as non-root (must be after all root-requiring steps)</text:span></text:p>
            <text:p><text:span text:style-name="s5">CMD / ENTRYPOINT  — exec form preferred (correct signal handling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COPY vs ADD: ADD has extra magic (tar extraction, URL fetching). Unless you need that specific</text:span></text:p>
              <text:p><text:span text:style-name="s6">magic, use COPY — it is explicit and predictable. Exec form for CMD: ['nginx', '-g', 'daemon off;']</text:span></text:p>
              <text:p><text:span text:style-name="s6">vs shell form. Exec form makes the process PID 1, which means it receives SIGTERM directly when the</text:span></text:p>
              <text:p><text:span text:style-name="s6">container is stopped. Shell form wraps it in /bin/sh -c which means SIGTERM goes to the shell, not</text:span></text:p>
              <text:p><text:span text:style-name="s6">your process — causing graceful-shutdown bugs. USER placement: set USER after all root-requiring</text:span></text:p>
              <text:p><text:span text:style-name="s6">steps (apt-get, adduser, etc.)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Non-Root Runtime (Least Privilege in Images)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RUN addgroup -S app &amp;&amp; adduser -S -G app app</text:span></text:p>
            <text:p><text:span text:style-name="s5">COPY --chown=app:app . /app</text:span></text:p>
            <text:p><text:span text:style-name="s5">USER app</text:span></text:p>
            <text:p><text:span text:style-name="s4">Give write access only to: /tmp, app state dir, log dir</text:span></text:p>
            <text:p><text:span text:style-name="s4">Test: podman run --rm localhost/myapp:1 id   (must NOT be uid=0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is the image-level complement to rootless Podman (the host-level protection). Rootless Podman</text:span></text:p>
              <text:p><text:span text:style-name="s6">protects the host from container escapes. Non-root inside the container protects against: escape</text:span></text:p>
              <text:p><text:span text:style-name="s6">bugs that require in-container root, accidental writes to system paths, and overly permissive</text:span></text:p>
              <text:p><text:span text:style-name="s6">defaults. The 'podman run id' test is a quick smoke test for every image. If it returns uid=0(root),</text:span></text:p>
              <text:p><text:span text:style-name="s6">the image needs fixing before production. COPY --chown is cleaner than a separate RUN chown because</text:span></text:p>
              <text:p><text:span text:style-name="s6">it avoids creating an extra layer with duplicated fil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Multi-Stage Build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Build stage: has compiler/toolchain, produces artifact</text:span></text:p>
            <text:p><text:span text:style-name="s4">Runtime stage: minimal image + artifact only</text:span></text:p>
            <text:p><text:span text:style-name="s5">FROM ... AS build  /  COPY --from=build /app/binary /app/</text:span></text:p>
            <text:p><text:span text:style-name="s5">podman build --target build   (stop at build stage for debugging)</text:span></text:p>
            <text:p><text:span text:style-name="s4">Result: runtime image has no compiler, headers, or build cach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how the size comparison concretely: podman images after building both a naive image (with all build</text:span></text:p>
              <text:p><text:span text:style-name="s6">tools) and a multi-stage image. A Go binary in a scratch image is about 10 MB. The same binary with</text:span></text:p>
              <text:p><text:span text:style-name="s6">a full golang:1.23 base is about 800 MB. The --target flag is underused. If a multi-stage build</text:span></text:p>
              <text:p><text:span text:style-name="s6">fails late, stop at the build stage and run podman run -it localhost/myapp:build sh to inspect the</text:span></text:p>
              <text:p><text:span text:style-name="s6">filesystem interactively. This is far faster than print-debugging RUN statemen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Build Context Hygien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.containerignore — prevents accidental COPY of .env, keys, node_modules</text:span></text:p>
            <text:p><text:span text:style-name="s4">Never: COPY . .   (may include secrets, build artifacts, caches)</text:span></text:p>
            <text:p><text:span text:style-name="s4">Prefer explicit: COPY src/ /app/src/   COPY package.json /app/</text:span></text:p>
            <text:p><text:span text:style-name="s4">Secrets in ARG or ENV = secret in image history = leak</text:span></text:p>
            <text:p><text:span text:style-name="s4">Inspect large layers: podman image history localhost/myapp:1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.containerignore omission is the single most common image security bug in codebases that evolved</text:span></text:p>
              <text:p><text:span text:style-name="s6">from 'it works on my laptop'. Someone adds a COPY . . line for convenience, the .env file is in the</text:span></text:p>
              <text:p><text:span text:style-name="s6">same directory, and the production image ships with the database password baked in. ARG secrets:</text:span></text:p>
              <text:p><text:span text:style-name="s6">even though ARG values are not in the final image environment, they are visible in podman image</text:span></text:p>
              <text:p><text:span text:style-name="s6">history because they influence RUN steps. The image history command shows every layer and its size —</text:span></text:p>
              <text:p><text:span text:style-name="s6">use it to find unexpectedly large layer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8: Build a Non-Root Service Imag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FROM python:3.13-alpine</text:span></text:p>
            <text:p><text:span text:style-name="s5">RUN addgroup -S app &amp;&amp; adduser -S -G app app</text:span></text:p>
            <text:p><text:span text:style-name="s5">COPY --chown=app:app server.py /app/server.py</text:span></text:p>
            <text:p><text:span text:style-name="s5">USER app  /  EXPOSE 8080  /  CMD ["python", "/app/server.py"]</text:span></text:p>
            <text:p><text:span text:style-name="s4">Test: podman run --rm localhost/svc-lab:1 id   (must NOT be uid=0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lab ties together layers, non-root, and a working service. The 'id' test first ensures students</text:span></text:p>
              <text:p><text:span text:style-name="s6">cannot accidentally skip the USER step. Common failure: touch /app/ok: permission denied. This means</text:span></text:p>
              <text:p><text:span text:style-name="s6">COPY --chown was not used correctly, or the WORKDIR path is owned by root. If time allows, have</text:span></text:p>
              <text:p><text:span text:style-name="s6">students do the hello-bun example: examples/build/hello-bun. It shows a TypeScript app built in one</text:span></text:p>
              <text:p><text:span text:style-name="s6">stage and run in a minimal stage, with a healthcheck using a dedicated healthcheck.ts fil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9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Multi-Service Workflows   (60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9 bridges everything learned so far into a coherent stack. The key skill is writing a</text:span></text:p>
              <text:p><text:span text:style-name="s6">repeatable 'stack up / stack down' script. The provided examples/stack/stack.sh is a reference</text:span></text:p>
              <text:p><text:span text:style-name="s6">implementation — study it with students before running i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hoosing a Multi-Service Pattern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User-defined network + named containers  -&gt;  best default for small stacks</text:span></text:p>
            <text:p><text:span text:style-name="s4">Pod (shared localhost)  -&gt;  when sidecars need 127.0.0.1</text:span></text:p>
            <text:p><text:span text:style-name="s5">podman play kube  -&gt;  when you want Kubernetes YAML locally</text:span></text:p>
            <text:p><text:span text:style-name="s4">Quadlet + systemd  -&gt;  production, reboot-safe (Module 11)</text:span></text:p>
            <text:p><text:span text:style-name="s4">Compose tools  -&gt;  convenient wrapper; learn primitives first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Decision tree: 1. Need boot persistence? -&gt; Quadlet (Module 11). 2. Need shared localhost? -&gt; Pod.</text:span></text:p>
              <text:p><text:span text:style-name="s6">3. Have Kubernetes YAML? -&gt; play kube. 4. Everything else: user-defined network. Compose tools</text:span></text:p>
              <text:p><text:span text:style-name="s6">(podman-compose, docker compose) are valid but they obscure what primitives are created. Students</text:span></text:p>
              <text:p><text:span text:style-name="s6">who learn the primitives first can debug any compose-generated setup because they understand what</text:span></text:p>
              <text:p><text:span text:style-name="s6">network create, volume create, and run commands are being issu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9: stack.sh Referenc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bash examples/stack/stack.sh up</text:span></text:p>
            <text:p><text:span text:style-name="s5">bash examples/stack/stack.sh status</text:span></text:p>
            <text:p><text:span text:style-name="s5">bash examples/stack/stack.sh down</text:span></text:p>
            <text:p><text:span text:style-name="s4">Study: idempotent creates, secret prompting, stable names</text:span></text:p>
            <text:p><text:span text:style-name="s4">DB has no published port — app reaches it via network DNS onl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Before running, walk through the structure: 1. Creates network and volume if they do not exist</text:span></text:p>
              <text:p><text:span text:style-name="s6">(idempotent). 2. Creates the Podman secret for the DB password if not present,    prompting with</text:span></text:p>
              <text:p><text:span text:style-name="s6">read -s. 3. Starts containers with stable names so the script is safe to re-run. 4. The down command</text:span></text:p>
              <text:p><text:span text:style-name="s6">stops containers but leaves the volume to avoid data loss. Idempotency is the key production habit:</text:span></text:p>
              <text:p><text:span text:style-name="s6">a deploy script should be safe to run multiple times without side effec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10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podman play kube   (45-75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10 is for teams that already use or will use Kubernetes YAML. podman play kube runs a subset</text:span></text:p>
              <text:p><text:span text:style-name="s6">of Kubernetes Pod definitions locally. The security note about base64 is important: many teams store</text:span></text:p>
              <text:p><text:span text:style-name="s6">Kubernetes Secrets as YAML files without understanding that base64 is encoding, not encryp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Running Kubernetes YAML Locally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play kube examples/kube/webpod.yaml</text:span></text:p>
            <text:p><text:span text:style-name="s5">podman kube down examples/kube/webpod.yaml   # clean teardown</text:span></text:p>
            <text:p><text:span text:style-name="s4">Quadlet .kube unit: run YAML-defined pod under systemd</text:span></text:p>
            <text:p><text:span text:style-name="s4">Limitation: Pods only — no Deployments, Services, Ingress</text:span></text:p>
            <text:p><text:span text:style-name="s4">Secret YAML: base64 is encoding NOT encryption — never commit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base64 point deserves extra emphasis. Show: echo -n supersecret | base64 produces a string any</text:span></text:p>
              <text:p><text:span text:style-name="s6">human can decode. Kubernetes Secret YAML is NOT encrypted by default. Committing Kubernetes Secret</text:span></text:p>
              <text:p><text:span text:style-name="s6">YAML to a public repo is the same as committing plaintext passwords. For secrets with play kube:</text:span></text:p>
              <text:p><text:span text:style-name="s6">provision them as Podman secrets out-of-band and reference them in the pod spec rather than</text:span></text:p>
              <text:p><text:span text:style-name="s6">embedding base64 values. The .kube Quadlet unit type is useful for teams that generate pod YAML in</text:span></text:p>
              <text:p><text:span text:style-name="s6">CI and want to run it under systemd for boot persistenc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11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Production Baseline — systemd + Quadlet   (2-3 hours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11 is the production turning point. Everything before was development patterns; Quadlet is</text:span></text:p>
              <text:p><text:span text:style-name="s6">how services run in production on Linux. Quadlet converts simple declarative unit files into full</text:span></text:p>
              <text:p><text:span text:style-name="s6">systemd service units. The benefit: restart policies, boot ordering, journald logging, and boot</text:span></text:p>
              <text:p><text:span text:style-name="s6">persistence — all for free, using the same tooling that manages every other service on the hos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Why Quadlet?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Linux-native: systemd manages restarts, logs, dependencies, boot start</text:span></text:p>
            <text:p><text:span text:style-name="s4">Quadlet file -&gt; systemd generates the service unit automatically</text:span></text:p>
            <text:p><text:span text:style-name="s4">Files live at: ~/.config/containers/systemd/*.{container,network,volume,pod}</text:span></text:p>
            <text:p><text:span text:style-name="s4">Boot persistence: sudo loginctl enable-linger $USER</text:span></text:p>
            <text:p><text:span text:style-name="s5">journalctl --user -u myapp.service -n 100   (all logs in one place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Key differentiator vs 'podman run in a script': systemd handles restart on failure, ordered startup</text:span></text:p>
              <text:p><text:span text:style-name="s6">(dependencies), graceful shutdown, and log collection. A cron-or-bash approach misses all of these.</text:span></text:p>
              <text:p><text:span text:style-name="s6">Linger: without loginctl enable-linger, user services stop when you log out. On a server you want</text:span></text:p>
              <text:p><text:span text:style-name="s6">services to run regardless of whether anyone is logged in. After enabling linger, user services</text:span></text:p>
              <text:p><text:span text:style-name="s6">start on boot with no active login session. The Quadlet generator runs at daemon-reload time. If</text:span></text:p>
              <text:p><text:span text:style-name="s6">Podman cannot parse your unit file, the generated service will not appear. Debug with:</text:span></text:p>
              <text:p><text:span text:style-name="s6">/usr/lib/systemd/system-generators/podman-system-generator --user --dryrun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Quadlet Unit File Structur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[Unit]      Description=My App</text:span></text:p>
            <text:p><text:span text:style-name="s5">[Container] Image=docker.io/library/nginx:stable</text:span></text:p>
            <text:p><text:span text:style-name="s5">[Container] PublishPort=127.0.0.1:8081:80</text:span></text:p>
            <text:p><text:span text:style-name="s5">[Container] Network=appnet.network  /  Volume=appdata.volume:/data</text:span></text:p>
            <text:p><text:span text:style-name="s5">[Service]   Restart=always</text:span></text:p>
            <text:p><text:span text:style-name="s5">[Install]   WantedBy=default.target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Walk through a real unit file from examples/quadlet/hello-nginx.container. [Container] section</text:span></text:p>
              <text:p><text:span text:style-name="s6">translates directly to podman run flags: Image -&gt; --image, PublishPort -&gt; -p, Network -&gt; --network,</text:span></text:p>
              <text:p><text:span text:style-name="s6">Volume -&gt; -v. The Network= and Volume= values reference other Quadlet units by filename stem.</text:span></text:p>
              <text:p><text:span text:style-name="s6">systemd will start the network and volume units before the container unit when you include them in</text:span></text:p>
              <text:p><text:span text:style-name="s6">After= and Requires=. [Install] WantedBy=default.target means the service starts on boot after</text:span></text:p>
              <text:p><text:span text:style-name="s6">linger is enabled. Without this line the service will not autostar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11: First Quadlet Servic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cp examples/quadlet/hello-nginx.container ~/.config/containers/systemd/</text:span></text:p>
            <text:p><text:span text:style-name="s5">systemctl --user daemon-reload</text:span></text:p>
            <text:p><text:span text:style-name="s5">systemctl --user start hello-nginx.service</text:span></text:p>
            <text:p><text:span text:style-name="s5">curl http://127.0.0.1:8081/   -&gt;  nginx welcome page</text:span></text:p>
            <text:p><text:span text:style-name="s5">journalctl --user -u hello-nginx.service -n 20 --no-pager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st common failure: forgetting daemon-reload after copying the file. Quadlet files are only</text:span></text:p>
              <text:p><text:span text:style-name="s6">processed at daemon-reload time — skip it and the service will not exist. Have students check:</text:span></text:p>
              <text:p><text:span text:style-name="s6">systemctl --user status hello-nginx.service. If it shows 'not found', daemon-reload was not run. If</text:span></text:p>
              <text:p><text:span text:style-name="s6">it shows 'failed', check journalctl for the Podman error. After success, show the clean-up: stop</text:span></text:p>
              <text:p><text:span text:style-name="s6">service, remove the .container file, daemon-reload again. This teaches that Quadlet is not a</text:span></text:p>
              <text:p><text:span text:style-name="s6">database — the file IS the configura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Secrets in Quadlet (Module 11a)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In [Container]: Secret=db_password</text:span></text:p>
            <text:p><text:span text:style-name="s4">Container reads from /run/secrets/db_password at runtime</text:span></text:p>
            <text:p><text:span text:style-name="s4">Never put secret values in Environment= lines</text:span></text:p>
            <text:p><text:span text:style-name="s4">Rotation: update Secret= to new versioned name, daemon-reload, restart</text:span></text:p>
            <text:p><text:span text:style-name="s4">Verify: journalctl logs must not contain secret values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Rotation procedure: 1. Create new secret: printf '%s' 'newval' | podman secret create db_password_v2</text:span></text:p>
              <text:p><text:span text:style-name="s6">- 2. Edit the .container file: change Secret=db_password_v1 to Secret=db_password_v2 3. systemctl</text:span></text:p>
              <text:p><text:span text:style-name="s6">--user daemon-reload &amp;&amp; systemctl --user restart myapp.service 4. Verify the service is healthy 5.</text:span></text:p>
              <text:p><text:span text:style-name="s6">podman secret rm db_password_v1 The journald log verification step: journalctl --user -u</text:span></text:p>
              <text:p><text:span text:style-name="s6">myapp.service | grep -i password should return nothing. If it returns something, the app is logging</text:span></text:p>
              <text:p><text:span text:style-name="s6">secrets — fix the app before produc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12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Security Deep Dive   (60-12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12 formalises the security practices scattered throughout the course into a coherent</text:span></text:p>
              <text:p><text:span text:style-name="s6">hardening checklist. The key mental model: defence in depth. No single control is sufficient.</text:span></text:p>
              <text:p><text:span text:style-name="s6">Rootless + non-root + dropped capabilities + read-only FS + SELinux + digest pinning = an auditable</text:span></text:p>
              <text:p><text:span text:style-name="s6">security postur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Baseline Hardening Checklist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Run rootless (host protection against breakout)</text:span></text:p>
            <text:p><text:span text:style-name="s4">Run as non-root inside container (in-container least privilege)</text:span></text:p>
            <text:p><text:span text:style-name="s4">Drop capabilities: --cap-drop=ALL, add back only what is needed</text:span></text:p>
            <text:p><text:span text:style-name="s4">Read-only root FS: --read-only + --tmpfs for writable scratch</text:span></text:p>
            <text:p><text:span text:style-name="s5">--security-opt no-new-privileges</text:span></text:p>
            <text:p><text:span text:style-name="s4">Limit resources: --memory 256m --pids-limit 200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Walk through each control and ask what does this protect against: Rootless -&gt; host breakout. Non-</text:span></text:p>
              <text:p><text:span text:style-name="s6">root-in-container -&gt; in-container privilege escalation. Dropped capabilities -&gt; kernel exploit</text:span></text:p>
              <text:p><text:span text:style-name="s6">needing a specific cap. Read-only FS -&gt; malware writing persistence files. no-new-privileges -&gt;</text:span></text:p>
              <text:p><text:span text:style-name="s6">setuid binaries inside the container cannot gain privileges. Resource limits -&gt; denial of service</text:span></text:p>
              <text:p><text:span text:style-name="s6">from runaway processes. Collectively these make a container posture that is verifiable and</text:span></text:p>
              <text:p><text:span text:style-name="s6">auditable. Avoid --privileged as a debug shortcut — it grants all capabiliti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12: Read-Only + Dropped Cap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run --rm --cap-drop=ALL alpine id</text:span></text:p>
            <text:p><text:span text:style-name="s5">podman run --rm --read-only --tmpfs /var/cache/nginx --tmpfs /var/run \</text:span></text:p>
            <text:p><text:span text:style-name="s5">         --cap-drop=ALL --security-opt no-new-privileges nginx:stable</text:span></text:p>
            <text:p><text:span text:style-name="s4">If it fails: read error -&gt; identify write path -&gt; add targeted tmpfs</text:span></text:p>
            <text:p><text:span text:style-name="s4">Goal: nginx runs successfully with all restrictions applied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lab deliberately fails first so students learn to read errors as a map of required permissions.</text:span></text:p>
              <text:p><text:span text:style-name="s6">nginx needs to write to /var/cache/nginx (temp files) and /var/run (PID file). Each time it fails,</text:span></text:p>
              <text:p><text:span text:style-name="s6">add the minimum required tmpfs and retry. Goal: understand why each restriction fails and add back</text:span></text:p>
              <text:p><text:span text:style-name="s6">only the minimum required exception. Image trust: pin by digest, use minimal base images (alpine</text:span></text:p>
              <text:p><text:span text:style-name="s6">variants), track upstream CVEs with tools like trivy or grype. Supply chain: prefer official images;</text:span></text:p>
              <text:p><text:span text:style-name="s6">avoid curl-piped-to-bash installer scrip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13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Troubleshooting and Ops   (60-12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13 is about turning 'it does not work' into a short, systematic process. The debug loop</text:span></text:p>
              <text:p><text:span text:style-name="s6">(state -&gt; logs -&gt; inspect -&gt; reproduce) applies to 100% of container failures. Students who memorise</text:span></text:p>
              <text:p><text:span text:style-name="s6">the loop save hours of random Googling. The failure drills make this visceral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The Debug Loop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podman ps -a              state, exit codes</text:span></text:p>
            <text:p><text:span text:style-name="s4">2.  podman logs &lt;name&gt;        app output / crash reason</text:span></text:p>
            <text:p><text:span text:style-name="s4">3.  podman inspect &lt;name&gt;     ports, mounts, env, command</text:span></text:p>
            <text:p><text:span text:style-name="s4">4.  podman run --rm -it &lt;image&gt; sh    reproduce interactively</text:span></text:p>
            <text:p><text:span text:style-name="s4">Container exits too fast? -&gt; override CMD to 'sleep 3600' then exec in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loop is always the same, regardless of the failure. Step 1: is the container actually running or</text:span></text:p>
              <text:p><text:span text:style-name="s6">did it exit? Exit code 1 = application error. Exit code 137 = OOM killed. Exit code 139 = segfault.</text:span></text:p>
              <text:p><text:span text:style-name="s6">Step 2: for a Quadlet service, also check journalctl. Difference: podman logs shows container</text:span></text:p>
              <text:p><text:span text:style-name="s6">stdout/stderr; journalctl shows systemd lifecycle events AND container output. Step 4: if the</text:span></text:p>
              <text:p><text:span text:style-name="s6">container exits too fast, run the same image with --entrypoint sh or override CMD with 'sleep 3600'</text:span></text:p>
              <text:p><text:span text:style-name="s6">to get a shell in the same environmen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Ops Tool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events          lifecycle events (start, stop, pull, network...)</text:span></text:p>
            <text:p><text:span text:style-name="s5">podman stats           live CPU / memory / I/O per container</text:span></text:p>
            <text:p><text:span text:style-name="s5">podman top &lt;name&gt;      processes inside the container</text:span></text:p>
            <text:p><text:span text:style-name="s5">podman system df       disk usage by type</text:span></text:p>
            <text:p><text:span text:style-name="s5">journalctl --user -u &lt;svc&gt;   systemd service logs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podman events is underused. It answers: what did Podman do in the last 5 minutes? Invaluable when a</text:span></text:p>
              <text:p><text:span text:style-name="s6">container mysteriously stopped. Filter: podman events --filter type=container --since 1h. podman</text:span></text:p>
              <text:p><text:span text:style-name="s6">stats is the quick health check: if a container is consuming 100% CPU continuously, something is</text:span></text:p>
              <text:p><text:span text:style-name="s6">wrong. If memory grows without bound there is a leak. For Quadlet services: both podman logs and</text:span></text:p>
              <text:p><text:span text:style-name="s6">journalctl are useful. journalctl shows the systemd perspective (failed to start, restart attempts).</text:span></text:p>
              <text:p><text:span text:style-name="s6">podman logs shows the application perspectiv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13: Failure Drill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Port conflict: two services on 8080 -&gt; fix by changing host port</text:span></text:p>
            <text:p><text:span text:style-name="s4">2.  Permission denied: mount root-owned dir -&gt; fix with unshare or :Z</text:span></text:p>
            <text:p><text:span text:style-name="s4">3.  Bad tag: deploy :latest that changes -&gt; fix by pinning digest</text:span></text:p>
            <text:p><text:span text:style-name="s4">4.  DNS failure: containers on default network -&gt; fix: user-defined network</text:span></text:p>
            <text:p><text:span text:style-name="s4">Run each: observe error, diagnose using debug loop, fix, verif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se drills should be done by students, not just demonstrated. Tell them: I will cause these</text:span></text:p>
              <text:p><text:span text:style-name="s6">failures on purpose. Your job is to diagnose and fix them using only the debug loop. Drill 1:</text:span></text:p>
              <text:p><text:span text:style-name="s6">'address already in use' in podman logs. Fix: change host port. Drill 2: 'permission denied' writing</text:span></text:p>
              <text:p><text:span text:style-name="s6">to bind mount. Fix: unshare chown or add :Z. Drill 3: upstream changes tag -&gt; service breaks on next</text:span></text:p>
              <text:p><text:span text:style-name="s6">restart. Fix: record digest, pin it. Drill 4: getent hosts fails. Check podman network inspect shows</text:span></text:p>
              <text:p><text:span text:style-name="s6">no dns_enabled. Fix: create user-defined network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14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Maintenance and Auto-Updates   (45-75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14 is about making an informed policy decision around auto-updates. Auto-update is not free:</text:span></text:p>
              <text:p><text:span text:style-name="s6">it introduces unplanned restarts and can silently change behaviour. The course position: digest</text:span></text:p>
              <text:p><text:span text:style-name="s6">pinning for production, auto-update only with monitoring and a documented rollback pla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Auto-Update: Policy, Not Magic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auto-update: checks registry for new images, restarts units</text:span></text:p>
            <text:p><text:span text:style-name="s4">Works with Quadlet units that have AutoUpdate=registry</text:span></text:p>
            <text:p><text:span text:style-name="s4">Tags vs Digests: auto-update needs tags (digests are immutable)</text:span></text:p>
            <text:p><text:span text:style-name="s4">If you use auto-update: add healthchecks, alert on restart loops</text:span></text:p>
            <text:p><text:span text:style-name="s4">Rollback plan is mandatory before enabling auto-updat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tension: tags are convenient for auto-update but unpredictable. Digests are predictable but</text:span></text:p>
              <text:p><text:span text:style-name="s6">require manual upgrades. Recommendation: For non-critical services: auto-update with a stable tag is</text:span></text:p>
              <text:p><text:span text:style-name="s6">acceptable if you monitor and have a rollback plan. For production stateful services (databases,</text:span></text:p>
              <text:p><text:span text:style-name="s6">payment systems): digest pinning. Upgrade via deliberate change: pull new digest, update unit,</text:span></text:p>
              <text:p><text:span text:style-name="s6">restart. The minimum rollback plan: know the previous working image reference, have a procedure to</text:span></text:p>
              <text:p><text:span text:style-name="s6">update the unit to that reference, and have monitoring to detect failure within minutes of a</text:span></text:p>
              <text:p><text:span text:style-name="s6">restar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14: Enable and Observe Auto-Updat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cp examples/quadlet/autoupdate-nginx.container ~/.config/containers/systemd/</text:span></text:p>
            <text:p><text:span text:style-name="s5">systemctl --user daemon-reload &amp;&amp; start autoupdate-nginx.service</text:span></text:p>
            <text:p><text:span text:style-name="s5">podman auto-update   (manual trigger)</text:span></text:p>
            <text:p><text:span text:style-name="s5">systemctl --user status autoupdate-nginx.service</text:span></text:p>
            <text:p><text:span text:style-name="s5">journalctl --user -u autoupdate-nginx.service -n 50 --no-pager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autoupdate-nginx.container example has AutoUpdate=registry set. Run podman auto-update manually</text:span></text:p>
              <text:p><text:span text:style-name="s6">and observe: if the image is already current, nothing restarts. If there is a newer image for the</text:span></text:p>
              <text:p><text:span text:style-name="s6">tag, it is pulled and the service restarts. Show the systemd timer approach: systemctl --user list-</text:span></text:p>
              <text:p><text:span text:style-name="s6">unit-files | grep auto-update may show a podman-auto-update timer that runs on a schedule. Key</text:span></text:p>
              <text:p><text:span text:style-name="s6">question for students: what happens if auto-update pulls a broken image? Answer: the service fails</text:span></text:p>
              <text:p><text:span text:style-name="s6">to start, systemd detects the failure, and raises an alert — IF you have monitoring. Without</text:span></text:p>
              <text:p><text:span text:style-name="s6">monitoring, it silently break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80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Capstone Project   (3-6 hours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capstone is the course's final exam in practical form. Students deploy a real MariaDB + Adminer</text:span></text:p>
              <text:p><text:span text:style-name="s6">stack with full Quadlet management, secrets, backup/restore, and digest-pinned upgrades. The success</text:span></text:p>
              <text:p><text:span text:style-name="s6">criteria are measurable and match real production requiremen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apstone: What You Will Build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MariaDB (private, no published port) + Adminer (UI on port 8082)</text:span></text:p>
            <text:p><text:span text:style-name="s4">Private network (capnet) — DB cannot reach internet (--internal)</text:span></text:p>
            <text:p><text:span text:style-name="s4">Named volumes for data and backups</text:span></text:p>
            <text:p><text:span text:style-name="s4">Podman secrets for the DB root password</text:span></text:p>
            <text:p><text:span text:style-name="s4">Quadlet units: reboot-safe, starts on boot via linger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is not a toy: MariaDB with Quadlet plus secrets plus volumes is a realistic pattern for running</text:span></text:p>
              <text:p><text:span text:style-name="s6">a production database on a single host. The Adminer web UI gives a visual way to verify DB state.</text:span></text:p>
              <text:p><text:span text:style-name="s6">Architecture: capnet (--internal) -&gt; only cap-mariadb and cap-adminer attached -&gt; DB cannot reach</text:span></text:p>
              <text:p><text:span text:style-name="s6">internet, admin UI reaches DB via DNS name 'db' -&gt; only Adminer publishes a port (8082) to the host</text:span></text:p>
              <text:p><text:span text:style-name="s6">-&gt; passwords live in Podman secrets referenced by name in .container uni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apstone: Backup, Restore, Upgrad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Backup: mysqldump via throwaway container -&gt; cap-backups volume</text:span></text:p>
            <text:p><text:span text:style-name="s4">Restore: feed .sql into mysql -h db via throwaway container, verify data</text:span></text:p>
            <text:p><text:span text:style-name="s4">Upgrade: record digest -&gt; pull new -&gt; update Image= -&gt; restart</text:span></text:p>
            <text:p><text:span text:style-name="s4">Rollback: restore previous digest -&gt; daemon-reload -&gt; restart -&gt; verify</text:span></text:p>
            <text:p><text:span text:style-name="s4">Password rotation: create v2 -&gt; ALTER USER -&gt; update unit -&gt; verify -&gt; rm v1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backup and restore procedure is designed to be testable: create a table, take a backup, drop the</text:span></text:p>
              <text:p><text:span text:style-name="s6">table, restore from backup, verify the table is back. Never call a backup procedure verified until</text:span></text:p>
              <text:p><text:span text:style-name="s6">you have successfully restored from it and confirmed data integrity. Password rotation requires two</text:span></text:p>
              <text:p><text:span text:style-name="s6">steps: create the new secret AND update the DB password with ALTER USER. The order matters: change</text:span></text:p>
              <text:p><text:span text:style-name="s6">the DB password first, then update the secret reference in the Quadlet unit, then restart. Rollback</text:span></text:p>
              <text:p><text:span text:style-name="s6">for password rotation is complex — keep the old password and the old secret until verification is</text:span></text:p>
              <text:p><text:span text:style-name="s6">complet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Capstone Lab Step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Create secret, install units, enable linger, daemon-reload, start</text:span></text:p>
            <text:p><text:span text:style-name="s4">2.  Verify: Adminer at :8082, DB has NO published ports</text:span></text:p>
            <text:p><text:span text:style-name="s4">3.  Insert test data (CREATE TABLE cap.t1, INSERT 1)</text:span></text:p>
            <text:p><text:span text:style-name="s4">4.  Backup -&gt; DROP database -&gt; Restore -&gt; verify data is back</text:span></text:p>
            <text:p><text:span text:style-name="s4">5.  Upgrade by digest -&gt; verify -&gt; rollback to previous digest -&gt; verif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tudents who complete all five steps have demonstrated the complete production skillset this course</text:span></text:p>
              <text:p><text:span text:style-name="s6">teaches. Step 2: podman port cap-mariadb should return nothing. If it returns anything, the</text:span></text:p>
              <text:p><text:span text:style-name="s6">.container unit has a PublishPort= that must be removed. Step 4: the restore test is the most</text:span></text:p>
              <text:p><text:span text:style-name="s6">important. Force the issue: tell students to DROP DATABASE cap before restoring so they know the</text:span></text:p>
              <text:p><text:span text:style-name="s6">restore is actually working, not just reading a cached result. Step 5: use real digests from podman</text:span></text:p>
              <text:p><text:span text:style-name="s6">images --digests. Record them in a text file before upgrading so rollback is a copy-paste opera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90 (Optional)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External Secrets Survey   (45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90 is optional but valuable for teams that need to scale beyond a single host or have</text:span></text:p>
              <text:p><text:span text:style-name="s6">compliance requirements. The goal is not to implement any specific system — it is to build the</text:span></text:p>
              <text:p><text:span text:style-name="s6">mental model to choose the right one. Students who understand the decision framework can evaluate</text:span></text:p>
              <text:p><text:span text:style-name="s6">any secrets manager they encounter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hoosing a Secrets System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Key questions: how many hosts? rotation frequency? audit requirements?</text:span></text:p>
            <text:p><text:span text:style-name="s4">Option 1 — systemd Credentials: host-native, great for single host</text:span></text:p>
            <text:p><text:span text:style-name="s4">Option 2 — SOPS: encrypted files in git, GitOps-friendly</text:span></text:p>
            <text:p><text:span text:style-name="s4">Option 3 — Vault-class: central policy + auth + audit, multi-host</text:span></text:p>
            <text:p><text:span text:style-name="s4">Migration: external manager writes a file -&gt; app reads the file (unchanged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Decision framework: Single host, minimal infra -&gt; systemd credentials. The credentials are encrypted</text:span></text:p>
              <text:p><text:span text:style-name="s6">at rest on the host and materialised as files at service start. Zero extra infrastructure. Small</text:span></text:p>
              <text:p><text:span text:style-name="s6">team, GitOps workflow -&gt; SOPS. Secrets live encrypted in git alongside infrastructure code. Change</text:span></text:p>
              <text:p><text:span text:style-name="s6">history is in git. Audit = git log. Larger org, compliance requirements, multi-host -&gt; Vault-class</text:span></text:p>
              <text:p><text:span text:style-name="s6">(HashiCorp Vault, AWS Secrets Manager). Dynamic credentials, fine-grained policies, full audit logs,</text:span></text:p>
              <text:p><text:span text:style-name="s6">automated rotation. Regardless of which system you choose, the delivery pattern stays the same: the</text:span></text:p>
              <text:p><text:span text:style-name="s6">external system writes a file, the container reads the file. This means migrating from Podman</text:span></text:p>
              <text:p><text:span text:style-name="s6">secrets does not require changing the applica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Course Complete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You are now a production-ready Podman operator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Congratulations — students have covered every skill needed to run rootless Podman services in</text:span></text:p>
              <text:p><text:span text:style-name="s6">production. Remind them of the five habits that separate good operators from beginners: 1. Rootless</text:span></text:p>
              <text:p><text:span text:style-name="s6">by default. 2. Secrets as files, never environment variables. 3. Volumes for state, .containerignore</text:span></text:p>
              <text:p><text:span text:style-name="s6">for builds. 4. Digest-pinned images for anything that matters. 5. Quadlet + systemd for anything</text:span></text:p>
              <text:p><text:span text:style-name="s6">that must survive a reboot. Point them to the cheatsheets/ directory for quick reference, and</text:span></text:p>
              <text:p><text:span text:style-name="s6">ASSESSMENTS.md for the two practical exam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Five Habits of a Podman Operator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Rootless by default — explain every exception</text:span></text:p>
            <text:p><text:span text:style-name="s4">2.  Secrets as files — never environment variables</text:span></text:p>
            <text:p><text:span text:style-name="s4">3.  Volumes for state — writable layer is not persistence</text:span></text:p>
            <text:p><text:span text:style-name="s4">4.  Digest-pinned images — reproducibility + audit trail</text:span></text:p>
            <text:p><text:span text:style-name="s4">5.  Quadlet + systemd — reboot-safe production baselin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se five habits are a concise summary of the entire course. If a student can defend every</text:span></text:p>
              <text:p><text:span text:style-name="s6">deviation from these five habits, they are ready for production. Quick reference: cheatsheets/</text:span></text:p>
              <text:p><text:span text:style-name="s6">directory contains CLI, rootless, Quadlet, troubleshooting, and security cheatsheets. Next steps:</text:span></text:p>
              <text:p><text:span text:style-name="s6">read the capstone assessment rubric (ASSESSMENTS.md Exam B), complete the capstone project, then run</text:span></text:p>
              <text:p><text:span text:style-name="s6">the Module 90 survey if you need to scale beyond a single hos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